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4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20T19:01:20</meta:creation-date>
    <dc:date>2006-03-08T14:30:19</dc:date>
    <dc:language>de-AT</dc:language>
    <meta:editing-cycles>50</meta:editing-cycles>
    <meta:editing-duration>PT8H18M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81" meta:word-count="417" meta:character-count="2776"/>
  </office:meta>
</office:document-meta>
</file>